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3.7055in"/>
    </style:style>
    <style:style style:name="co4" style:family="table-column">
      <style:table-column-properties fo:break-before="auto" style:column-width="0.6437in"/>
    </style:style>
    <style:style style:name="co5" style:family="table-column">
      <style:table-column-properties fo:break-before="auto" style:column-width="1.9465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,R4,R3,R2,R1</text:p>
          </table:table-cell>
          <table:table-cell office:value-type="string">
            <text:p>R_1206_3216Metric_Pad1.30x1.75mm_HandSolder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string">
            <text:p>https://www.digikey.ca/en/products/detail/stackpole-electronics-inc/RNCP1206FTD10K0/224037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,U3,U2,U1</text:p>
          </table:table-cell>
          <table:table-cell office:value-type="string">
            <text:p>SOIC-8_3.9x4.9mm_P1.27mm</text:p>
          </table:table-cell>
          <table:table-cell office:value-type="float" office:value="4">
            <text:p>4</text:p>
          </table:table-cell>
          <table:table-cell office:value-type="string">
            <text:p>MAX6675ISA+</text:p>
          </table:table-cell>
          <table:table-cell table:style-name="ce2" office:value-type="string">
            <text:p>https://www.digikey.ca/en/products/detail/maxim-integrated/MAX6675ISA/1513517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5,J4,J3,J2</text:p>
          </table:table-cell>
          <table:table-cell office:value-type="string">
            <text:p>TerminalBlock_TE_282834-2_1x02_P2.54mm_Horizontal</text:p>
          </table:table-cell>
          <table:table-cell office:value-type="float" office:value="4">
            <text:p>4</text:p>
          </table:table-cell>
          <table:table-cell office:value-type="string">
            <text:p>Screw_Terminal_01x02</text:p>
          </table:table-cell>
          <table:table-cell office:value-type="string">
            <text:p>https://www.digikey.ca/en/products/detail/on-shore-technology-inc/OSTVN02A150/158886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B8,FB7,FB6,FB5,FB4,FB3,FB2,FB1</text:p>
          </table:table-cell>
          <table:table-cell office:value-type="string">
            <text:p>R_1206_3216Metric_Pad1.30x1.75mm_HandSolder</text:p>
          </table:table-cell>
          <table:table-cell office:value-type="float" office:value="8">
            <text:p>8</text:p>
          </table:table-cell>
          <table:table-cell office:value-type="string">
            <text:p>Ferrite_Bead_Small (80 ohm)</text:p>
          </table:table-cell>
          <table:table-cell office:value-type="string">
            <text:p>https://www.digikey.ca/en/products/detail/w%C3%BCrth-elektronik/74279215/1639033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6,C5,C4,C3</text:p>
          </table:table-cell>
          <table:table-cell office:value-type="string">
            <text:p>C_1206_3216Metric_Pad1.33x1.80mm_HandSolder</text:p>
          </table:table-cell>
          <table:table-cell office:value-type="float" office:value="4">
            <text:p>4</text:p>
          </table:table-cell>
          <table:table-cell office:value-type="string">
            <text:p>0.01 uF</text:p>
          </table:table-cell>
          <table:table-cell office:value-type="string">
            <text:p>https://www.digikey.ca/en/products/detail/walsin-technology-corporation/1206B103J500CT/9355096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,C1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 office:value-type="string">
            <text:p>https://www.digikey.ca/en/products/detail/yageo/cc1206kkx5r8bb106/2833631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number-style style:name="N8141P0" style:volatile="true" number:language="en" number:country="US">
      <number:number number:decimal-places="2" number:min-integer-digits="1" number:grouping="true"/>
      <number:text> </number:text>
    </number:number-style>
    <number:number-style style:name="N8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1P0"/>
    </number:number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5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05/11/2022</text:date>, <text:time>15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1T15:44:19.81</dc:date>
    <dc:creator>Finn Haftign</dc:creator>
    <meta:generator>OpenOffice/4.1.11$Win32 OpenOffice.org_project/4111m1$Build-9808</meta:generator>
    <meta:editing-duration>PT36M23S</meta:editing-duration>
    <meta:editing-cycles>3</meta:editing-cycles>
    <meta:document-statistic meta:table-count="1" meta:cell-count="54" meta:object-count="0"/>
  </office:meta>
</office:document-meta>
</file>